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.getSimplePageM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Page( SimplePageMaster spm , int pageNumber , String pageNumberStr , boolean bl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.getPage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Page( Rectangle2D viewArea , int pageNumber , String pageNumberStr , boolean bl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